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Telugu" svg:font-family="'Lohit Telugu'" style:font-pitch="variable"/>
    <style:font-face style:name="Pothana2000" svg:font-family="Pothana2000" style:font-pitch="variable"/>
    <style:font-face style:name="Samyak Devanagari" svg:font-family="'Samyak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othana2000" officeooo:rsid="000ece59" officeooo:paragraph-rsid="000ece59"/>
    </style:style>
    <style:style style:name="T1" style:family="text">
      <style:text-properties style:font-name="Samyak Devanagari"/>
    </style:style>
    <style:style style:name="T2" style:family="text">
      <style:text-properties fo:color="#0066b3" style:font-name="Samyak Devanagari" fo:font-size="18pt" style:font-size-asian="15.75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87678uihjkjn,l</text:p>
      <text:p text:style-name="P1">redghjsgjjgdfies</text:p>
      <text:p text:style-name="P1"/>
      <text:p text:style-name="P1">4</text:p>
      <text:p text:style-name="P1"/>
      <text:p text:style-name="P1">\\r<text:span text:style-name="T1">rrrr[]r[][]h\ jukujhkju</text:span></text:p>
      <text:p text:style-name="P1"><text:span text:style-name="T2"/></text:p>
      <text:p text:style-name="P1"><text:span text:style-name="T2"/></text:p>
      <text:p text:style-name="P1"><text:span text:style-name="T2">ashruith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‘ <text:s text:c="42"/>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SAI</text:span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,za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’;s’s’az’;z[zi09s;s0s0sxrz.zzd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Telugu" svg:font-family="'Lohit Telugu'" style:font-pitch="variable"/>
    <style:font-face style:name="Pothana2000" svg:font-family="Pothana2000" style:font-pitch="variable"/>
    <style:font-face style:name="Samyak Devanagari" svg:font-family="'Samyak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21:17:23.866843158</meta:creation-date>
    <dc:date>2019-07-23T21:24:54.110126833</dc:date>
    <meta:editing-duration>PT7M30S</meta:editing-duration>
    <meta:editing-cycles>1</meta:editing-cycles>
    <meta:document-statistic meta:table-count="0" meta:image-count="0" meta:object-count="0" meta:page-count="15" meta:paragraph-count="9" meta:word-count="10" meta:character-count="147" meta:non-whitespace-character-count="103"/>
    <meta:generator>LibreOffice/6.0.7.3$Linux_X86_64 LibreOffice_project/00m0$Build-3</meta:generator>
  </office:meta>
</office:document-meta>
</file>